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lternates" svg:font-family="Alternates, Arial, Helvetica, Tahoma, sans-serif"/>
    <style:font-face style:name="Lohit Devanagari1" svg:font-family="'Lohit Devanagari'"/>
    <style:font-face style:name="Montserrat" svg:font-family="Montserrat, Arial, Helvetic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officeooo:paragraph-rsid="000f0707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150e02" style:font-size-asian="12pt" style:font-size-complex="12pt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0f0707" style:font-size-asian="12pt" style:font-size-complex="12pt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165f17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181293" style:font-size-asian="12pt" style:font-size-complex="12pt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2a95f" officeooo:paragraph-rsid="0012a95f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50e02" officeooo:paragraph-rsid="00150e02" style:font-size-asian="12pt" style:font-size-complex="12pt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line-height="180%" fo:text-align="justify" style:justify-single-word="false" fo:orphans="2" fo:widows="2" fo:text-indent="0in" style:auto-text-indent="false" fo:padding="0in" fo:border="none"/>
      <style:text-properties style:font-name="Liberation Serif" fo:font-size="12pt" officeooo:rsid="00188f9b" officeooo:paragraph-rsid="00188f9b" style:font-size-asian="12pt" style:font-size-complex="12pt"/>
    </style:style>
    <style:style style:name="T1" style:family="text">
      <style:text-properties fo:font-variant="normal" fo:text-transform="none" fo:color="#000000" style:font-name="Montserrat" fo:font-size="13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000000" style:font-name="Montserrat" fo:font-size="12pt" fo:letter-spacing="normal" fo:font-style="normal" fo:font-weight="bold" style:font-size-asian="12pt" style:font-size-complex="12pt" loext:padding="0in" loext:border="none"/>
    </style:style>
    <style:style style:name="T3" style:family="text">
      <style:text-properties fo:font-variant="normal" fo:text-transform="none" fo:color="#000000" style:font-name="Alternates" fo:font-size="13.5pt" fo:letter-spacing="normal" fo:font-style="normal" fo:font-weight="normal"/>
    </style:style>
    <style:style style:name="T4" style:family="text">
      <style:text-properties fo:font-variant="normal" fo:text-transform="none" fo:color="#000000" style:font-name="Alternates" fo:font-size="13.5pt" fo:letter-spacing="normal" fo:font-style="normal" fo:font-weight="normal" officeooo:rsid="000f0707"/>
    </style:style>
    <style:style style:name="T5" style:family="text">
      <style:text-properties fo:font-variant="normal" fo:text-transform="none" fo:color="#000000" style:font-name="Alternate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font-size="13.5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000000" fo:font-size="13.5pt" fo:letter-spacing="normal" fo:font-style="normal" fo:font-weight="normal"/>
    </style:style>
    <style:style style:name="T8" style:family="text">
      <style:text-properties fo:font-variant="normal" fo:text-transform="none" fo:color="#000000" fo:font-size="13.5pt" fo:letter-spacing="normal" fo:font-style="normal" fo:font-weight="normal" officeooo:rsid="000f0707"/>
    </style:style>
    <style:style style:name="T9" style:family="text">
      <style:text-properties fo:font-variant="normal" fo:text-transform="none" fo:color="#000000" fo:font-size="12pt" fo:letter-spacing="normal" fo:font-style="normal" fo:font-weight="bold" style:font-size-asian="12pt" style:font-size-complex="12pt" loext:padding="0in" loext:border="none"/>
    </style:style>
    <style:style style:name="T10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3.5pt" fo:letter-spacing="normal" fo:font-style="normal" fo:font-weight="bold" loext:padding="0in" loext:border="none"/>
    </style:style>
    <style:style style:name="T12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13" style:family="text">
      <style:text-properties fo:font-variant="normal" fo:text-transform="none" fo:color="#000000" style:font-name="Liberation Serif" fo:font-size="13.5pt" fo:letter-spacing="normal" fo:font-style="normal" fo:font-weight="normal" officeooo:rsid="000f0707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 loext:padding="0in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0f0707" style:font-size-asian="12pt" style:font-size-complex="12pt"/>
    </style:style>
    <style:style style:name="T17" style:family="text">
      <style:text-properties fo:font-variant="normal" fo:text-transform="none" fo:color="#000000" style:font-name="Liberation Serif" fo:letter-spacing="normal" fo:font-style="normal" fo:font-weight="bold" loext:padding="0in" loext:border="non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0f0707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0ef4e" style:font-size-asian="12pt" style:font-size-complex="12pt"/>
    </style:style>
    <style:style style:name="T23" style:family="text">
      <style:text-properties fo:font-size="12pt" officeooo:rsid="00165f17" style:font-size-asian="12pt" style:font-size-complex="12pt"/>
    </style:style>
    <style:style style:name="T24" style:family="text">
      <style:text-properties fo:font-size="12pt" officeooo:rsid="00181293" style:font-size-asian="12pt" style:font-size-complex="12pt"/>
    </style:style>
    <style:style style:name="T25" style:family="text">
      <style:text-properties officeooo:rsid="0010ef4e"/>
    </style:style>
    <style:style style:name="T26" style:family="text">
      <style:text-properties officeooo:rsid="0012a95f"/>
    </style:style>
    <style:style style:name="T27" style:family="text">
      <style:text-properties officeooo:rsid="00150e02"/>
    </style:style>
    <style:style style:name="T28" style:family="text">
      <style:text-properties officeooo:rsid="00165f17"/>
    </style:style>
    <style:style style:name="T29" style:family="text">
      <style:text-properties officeooo:rsid="0018129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4">SOLID </text:span></text:span><text:span text:style-name="T15">- набор принципов, следуя которым, программный код будет более чистым и гибким. </text:span><text:span text:style-name="T16">им</text:span><text:span text:style-name="T15"> должен следовать любой адекватные разработчик, не зависимо на чем он программирует.</text:span></text:p>
      <text:list xml:id="list16579971" text:style-name="L1">
        <text:list-header>
          <text:p text:style-name="P2"><text:span text:style-name="Strong_20_Emphasis"><text:span text:style-name="T14"/></text:span></text:p>
        </text:list-header>
        <text:list-item>
          <text:p text:style-name="P2"><text:span text:style-name="Strong_20_Emphasis"><text:span text:style-name="T14">S - Single-responsibility principle </text:span></text:span><text:span text:style-name="T15">принцип единой ответственности:</text:span></text:p>
          <text:p text:style-name="P3">означает, что один класс должен иметь только одну цель и одно единственное назначение, </text:p>
          <text:p text:style-name="P3"><text:span text:style-name="T25">например, если класс создан для вывода данных, не нужно размещать в нем логику получения этих данных, </text:span><text:span text:style-name="T26">нужно спрашивать себя “что может случится, если изменить этот класс?” если ответов несколько, то надо разбить класс на несколько классов.</text:span></text:p>
          <text:p text:style-name="P7"/>
          <text:p text:style-name="P2"><text:span text:style-name="Strong_20_Emphasis"><text:span text:style-name="T14">O - Open-closed principle </text:span></text:span><text:span text:style-name="T15">принцип открытости/закрытости:</text:span></text:p>
          <text:p text:style-name="P4">программные сущности (классы, интерфейсы и т. д.) должны быть открыты для расширения, но закрыты для модификации. <text:span text:style-name="T27">Если требуется добавить функционал, то надо создать наследника или использовать композицию, но не изменять код базового класса.</text:span></text:p>
        </text:list-item>
      </text:list>
      <text:p text:style-name="P8"/>
      <text:list xml:id="list94416465615639" text:continue-numbering="true" text:style-name="L1">
        <text:list-header>
          <text:p text:style-name="P2"><text:span text:style-name="Strong_20_Emphasis"><text:span text:style-name="T14">L - Liskov substitution principle </text:span></text:span><text:span text:style-name="T15">принцип подстановки Барбары Лисков:</text:span></text:p>
          <text:p text:style-name="P5">поведение методов в дочернем классе должно следовать принципам базового класса, а не изменять их. <text:span text:style-name="T28">т</text:span>о есть, дочерний класс переопределяя методы или переменные, не должен менять заложенную логику базового класса.</text:p>
          <text:p text:style-name="P5"/>
          <text:p text:style-name="P2"><text:span text:style-name="Strong_20_Emphasis"><text:span text:style-name="T14">I - Interface segregation principle </text:span></text:span><text:span text:style-name="T15">принцип разделения интерфейса:</text:span></text:p>
        </text:list-header>
      </text:list>
      <text:p text:style-name="P6"><text:span text:style-name="T29">л</text:span>учше создавать много отдельных узкоспециализированных интерфейсов, чем один, включа<text:span text:style-name="T29">ющий</text:span> в себя много функций. <text:span text:style-name="T29">э</text:span>то позволит сделать архитектуру более гибкой, и позволит использовать интерфейсы по отдельности.</text:p>
      <text:p text:style-name="P6"/>
      <text:list xml:id="list94416484546047" text:continue-numbering="true" text:style-name="L1">
        <text:list-header>
          <text:p text:style-name="P2"><text:span text:style-name="Strong_20_Emphasis"><text:span text:style-name="T14">D - Dependency Inversion Principle </text:span></text:span><text:span text:style-name="T15">принцип инверсии зависимостей:</text:span></text:p>
          <text:p text:style-name="P9"><text:span text:style-name="T20">модули верхних уровней не должны зависеть от модулей нижних уровней, лучше делать как можно меньше зависимостей и избегать круговых типа А зависит от В, а В зависит от А.</text:span></text:p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lternates" svg:font-family="Alternates, Arial, Helvetica, Tahoma, sans-serif"/>
    <style:font-face style:name="Lohit Devanagari1" svg:font-family="'Lohit Devanagari'"/>
    <style:font-face style:name="Montserrat" svg:font-family="Montserrat, Arial, Helvetic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07:36:17.802745492</meta:creation-date>
    <dc:date>2021-11-27T09:44:14.607957941</dc:date>
    <meta:editing-duration>PT2H7M5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42" meta:character-count="1664" meta:non-whitespace-character-count="1447"/>
  </office:meta>
</office:document-meta>
</file>